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41.33mm" svg:height="79.49mm" svg:x="189.62mm" svg:y="1.55mm">
            <draw:object draw:notify-on-update-of-ranges="Tabelle1.B1:Tabelle1.B1 Tabelle1.B2:Tabelle1.B8 Tabelle1.C1:Tabelle1.C1 Tabelle1.C2:Tabelle1.C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27.3mm" svg:height="71.6mm" svg:x="8.44mm" svg:y="78.09mm">
            <draw:object draw:notify-on-update-of-ranges="Tabelle1.E1:Tabelle1.E1 Tabelle1.E2:Tabelle1.E14 Tabelle1.F1:Tabelle1.F1 Tabelle1.F2:Tabelle1.F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Length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Keyword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office:value-type="float" office:value="5103" calcext:value-type="float">
            <text:p>5103</text:p>
          </table:table-cell>
          <table:table-cell/>
          <table:table-cell office:value-type="string" calcext:value-type="string">
            <text:p>int</text:p>
          </table:table-cell>
          <table:table-cell office:value-type="float" office:value="1800158" calcext:value-type="float">
            <text:p>1800158</text:p>
          </table:table-cell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office:value-type="float" office:value="35973" calcext:value-type="float">
            <text:p>35973</text:p>
          </table:table-cell>
          <table:table-cell/>
          <table:table-cell office:value-type="string" calcext:value-type="string">
            <text:p>end</text:p>
          </table:table-cell>
          <table:table-cell office:value-type="float" office:value="1780116" calcext:value-type="float">
            <text:p>1780116</text:p>
          </table:table-cell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office:value-type="float" office:value="294395" calcext:value-type="float">
            <text:p>294395</text:p>
          </table:table-cell>
          <table:table-cell/>
          <table:table-cell office:value-type="string" calcext:value-type="string">
            <text:p>return</text:p>
          </table:table-cell>
          <table:table-cell office:value-type="float" office:value="1000120" calcext:value-type="float">
            <text:p>1000120</text:p>
          </table:table-cell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office:value-type="float" office:value="2147000" calcext:value-type="float">
            <text:p>2147000</text:p>
          </table:table-cell>
          <table:table-cell/>
          <table:table-cell office:value-type="string" calcext:value-type="string">
            <text:p>of</text:p>
          </table:table-cell>
          <table:table-cell office:value-type="float" office:value="620119" calcext:value-type="float">
            <text:p>620119</text:p>
          </table:table-cell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office:value-type="float" office:value="1426184" calcext:value-type="float">
            <text:p>1426184</text:p>
          </table:table-cell>
          <table:table-cell/>
          <table:table-cell office:value-type="string" calcext:value-type="string">
            <text:p>array</text:p>
          </table:table-cell>
          <table:table-cell office:value-type="float" office:value="620112" calcext:value-type="float">
            <text:p>620112</text:p>
          </table:table-cell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office:value-type="float" office:value="1170963" calcext:value-type="float">
            <text:p>1170963</text:p>
          </table:table-cell>
          <table:table-cell/>
          <table:table-cell office:value-type="string" calcext:value-type="string">
            <text:p>var</text:p>
          </table:table-cell>
          <table:table-cell office:value-type="float" office:value="320000" calcext:value-type="float">
            <text:p>320000</text:p>
          </table:table-cell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office:value-type="float" office:value="1128801" calcext:value-type="float">
            <text:p>1128801</text:p>
          </table:table-cell>
          <table:table-cell/>
          <table:table-cell office:value-type="string" calcext:value-type="string">
            <text:p>if</text:p>
          </table:table-cell>
          <table:table-cell office:value-type="float" office:value="310148" calcext:value-type="float">
            <text:p>310148</text:p>
          </table:table-cell>
        </table:table-row>
        <table:table-row table:style-name="ro1">
          <table:table-cell table:number-columns-repeated="2"/>
          <table:table-cell table:formula="of:=SUM([.C2:.C8])" office:value-type="float" office:value="6208419" calcext:value-type="float">
            <text:p>6208419</text:p>
          </table:table-cell>
          <table:table-cell/>
          <table:table-cell office:value-type="string" calcext:value-type="string">
            <text:p>then</text:p>
          </table:table-cell>
          <table:table-cell office:value-type="float" office:value="300142" calcext:value-type="float">
            <text:p>30014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lse</text:p>
          </table:table-cell>
          <table:table-cell office:value-type="float" office:value="130135" calcext:value-type="float">
            <text:p>13013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while</text:p>
          </table:table-cell>
          <table:table-cell office:value-type="float" office:value="120115" calcext:value-type="float">
            <text:p>12011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o</text:p>
          </table:table-cell>
          <table:table-cell office:value-type="float" office:value="120115" calcext:value-type="float">
            <text:p>12011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r</text:p>
          </table:table-cell>
          <table:table-cell office:value-type="float" office:value="90158" calcext:value-type="float">
            <text:p>9015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ot</text:p>
          </table:table-cell>
          <table:table-cell office:value-type="float" office:value="90143" calcext:value-type="float">
            <text:p>90143</text:p>
          </table:table-cell>
        </table:table-row>
        <table:table-row table:style-name="ro1">
          <table:table-cell table:number-columns-repeated="5"/>
          <table:table-cell table:formula="of:=SUM([.F2:.F14])" office:value-type="float" office:value="7301581" calcext:value-type="float">
            <text:p>7301581</text:p>
          </table:table-cell>
        </table:table-row>
      </table:table>
      <table:named-expressions/>
      <table:database-ranges>
        <table:database-range table:name="__Anonymous_Sheet_DB__0" table:target-range-address="Tabelle1.E2:Tabelle1.F14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AT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0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0T20:15:09.048000000</meta:creation-date>
    <dc:date>2018-12-20T20:34:52.821000000</dc:date>
    <meta:editing-duration>PT7M4S</meta:editing-duration>
    <meta:editing-cycles>1</meta:editing-cycles>
    <meta:document-statistic meta:table-count="1" meta:cell-count="46" meta:object-count="2"/>
    <meta:generator>LibreOffice/6.0.6.2$Windows_X86_64 LibreOffice_project/0c292870b25a325b5ed35f6b45599d2ea4458e77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134cm" svg:height="7.95cm" xlink:href=".." xlink:type="simple" chart:class="chart:bar" chart:style-name="ch1">
        <chart:title svg:x="5.396cm" svg:y="0.295cm" chart:style-name="ch2">
          <text:p>Identifier Length</text:p>
        </chart:title>
        <chart:legend chart:legend-position="end" svg:x="12.479cm" svg:y="3.676cm" style:legend-expansion="high" chart:style-name="ch3"/>
        <chart:plot-area chart:style-name="ch4" table:cell-range-address="Tabelle1.B1:Tabelle1.C8" chart:data-source-has-labels="both" svg:x="0.282cm" svg:y="1.233cm" svg:width="11.915cm" svg:height="6.558cm">
          <chartooo:coordinate-region svg:x="1.829cm" svg:y="1.432cm" svg:width="10.368cm" svg:height="5.712cm"/>
          <chart:axis chart:dimension="x" chart:name="primary-x" chart:style-name="ch5" chartooo:axis-type="auto">
            <chartooo:date-scale/>
            <chart:categories table:cell-range-address="Tabelle1.B2:Tabelle1.B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elle1.C2:Tabelle1.C8" chart:label-cell-address="Tabelle1.C1:Tabelle1.C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</text:p>
                <draw:g>
                  <svg:desc>Tabelle1.C1:Tabelle1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Tabelle1.B2:Tabelle1.B8</svg:desc>
                </draw:g>
              </table:table-cell>
              <table:table-cell office:value-type="float" office:value="5103">
                <text:p>5103</text:p>
                <draw:g>
                  <svg:desc>Tabelle1.C2:Tabelle1.C8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5973">
                <text:p>3597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94395">
                <text:p>29439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147000">
                <text:p>214700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426184">
                <text:p>142618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170963">
                <text:p>117096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28801">
                <text:p>11288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Windows_X86_64 LibreOffice_project/0c292870b25a325b5ed35f6b45599d2ea4458e7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fill-color="#579d1c"/>
    </style:style>
    <style:style style:name="ch13" style:family="chart">
      <style:graphic-properties draw:fill-color="#7e0021"/>
    </style:style>
    <style:style style:name="ch14" style:family="chart">
      <style:graphic-properties draw:fill-color="#83caff"/>
    </style:style>
    <style:style style:name="ch15" style:family="chart">
      <style:graphic-properties draw:fill-color="#314004"/>
    </style:style>
    <style:style style:name="ch16" style:family="chart">
      <style:graphic-properties draw:fill-color="#aecf00"/>
    </style:style>
    <style:style style:name="ch17" style:family="chart">
      <style:graphic-properties draw:fill-color="#4b1f6f"/>
    </style:style>
    <style:style style:name="ch18" style:family="chart">
      <style:graphic-properties draw:fill-color="#ff950e"/>
    </style:style>
    <style:style style:name="ch19" style:family="chart">
      <style:graphic-properties draw:fill-color="#c5000b"/>
    </style:style>
    <style:style style:name="ch20" style:family="chart">
      <style:graphic-properties draw:fill-color="#0084d1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2.731cm" svg:height="7.161cm" xlink:href=".." xlink:type="simple" chart:class="chart:circle" chart:style-name="ch1">
        <chart:title svg:x="4.311cm" svg:y="0.279cm" chart:style-name="ch2">
          <text:p>Keyword Frequency</text:p>
        </chart:title>
        <chart:legend chart:legend-position="end" svg:x="9.791cm" svg:y="1.787cm" style:legend-expansion="high" chart:style-name="ch3"/>
        <chart:plot-area chart:style-name="ch4" table:cell-range-address="Tabelle1.E1:Tabelle1.F14" chart:data-source-has-labels="both" svg:x="0.254cm" svg:y="1.201cm" svg:width="9.283cm" svg:height="5.817cm">
          <chartooo:coordinate-region svg:x="1.988cm" svg:y="1.203cm" svg:width="5.815cm" svg:height="5.815cm"/>
          <chart:axis chart:dimension="x" chart:name="primary-x" chart:style-name="ch5" chartooo:axis-type="auto">
            <chartooo:date-scale/>
            <chart:categories table:cell-range-address="Tabelle1.E2:Tabelle1.E1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elle1.F2:Tabelle1.F14" chart:label-cell-address="Tabelle1.F1:Tabelle1.F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</text:p>
                <draw:g>
                  <svg:desc>Tabelle1.F1:Tabelle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t</text:p>
                <draw:g>
                  <svg:desc>Tabelle1.E2:Tabelle1.E14</svg:desc>
                </draw:g>
              </table:table-cell>
              <table:table-cell office:value-type="float" office:value="1800158">
                <text:p>1800158</text:p>
                <draw:g>
                  <svg:desc>Tabelle1.F2:Tabelle1.F14</svg:desc>
                </draw:g>
              </table:table-cell>
            </table:table-row>
            <table:table-row>
              <table:table-cell office:value-type="string">
                <text:p>end</text:p>
              </table:table-cell>
              <table:table-cell office:value-type="float" office:value="1780116">
                <text:p>1780116</text:p>
              </table:table-cell>
            </table:table-row>
            <table:table-row>
              <table:table-cell office:value-type="string">
                <text:p>return</text:p>
              </table:table-cell>
              <table:table-cell office:value-type="float" office:value="1000120">
                <text:p>1000120</text:p>
              </table:table-cell>
            </table:table-row>
            <table:table-row>
              <table:table-cell office:value-type="string">
                <text:p>of</text:p>
              </table:table-cell>
              <table:table-cell office:value-type="float" office:value="620119">
                <text:p>620119</text:p>
              </table:table-cell>
            </table:table-row>
            <table:table-row>
              <table:table-cell office:value-type="string">
                <text:p>array</text:p>
              </table:table-cell>
              <table:table-cell office:value-type="float" office:value="620112">
                <text:p>620112</text:p>
              </table:table-cell>
            </table:table-row>
            <table:table-row>
              <table:table-cell office:value-type="string">
                <text:p>var</text:p>
              </table:table-cell>
              <table:table-cell office:value-type="float" office:value="320000">
                <text:p>320000</text:p>
              </table:table-cell>
            </table:table-row>
            <table:table-row>
              <table:table-cell office:value-type="string">
                <text:p>if</text:p>
              </table:table-cell>
              <table:table-cell office:value-type="float" office:value="310148">
                <text:p>310148</text:p>
              </table:table-cell>
            </table:table-row>
            <table:table-row>
              <table:table-cell office:value-type="string">
                <text:p>then</text:p>
              </table:table-cell>
              <table:table-cell office:value-type="float" office:value="300142">
                <text:p>300142</text:p>
              </table:table-cell>
            </table:table-row>
            <table:table-row>
              <table:table-cell office:value-type="string">
                <text:p>else</text:p>
              </table:table-cell>
              <table:table-cell office:value-type="float" office:value="130135">
                <text:p>130135</text:p>
              </table:table-cell>
            </table:table-row>
            <table:table-row>
              <table:table-cell office:value-type="string">
                <text:p>while</text:p>
              </table:table-cell>
              <table:table-cell office:value-type="float" office:value="120115">
                <text:p>120115</text:p>
              </table:table-cell>
            </table:table-row>
            <table:table-row>
              <table:table-cell office:value-type="string">
                <text:p>do</text:p>
              </table:table-cell>
              <table:table-cell office:value-type="float" office:value="120115">
                <text:p>120115</text:p>
              </table:table-cell>
            </table:table-row>
            <table:table-row>
              <table:table-cell office:value-type="string">
                <text:p>or</text:p>
              </table:table-cell>
              <table:table-cell office:value-type="float" office:value="90158">
                <text:p>90158</text:p>
              </table:table-cell>
            </table:table-row>
            <table:table-row>
              <table:table-cell office:value-type="string">
                <text:p>not</text:p>
              </table:table-cell>
              <table:table-cell office:value-type="float" office:value="90143">
                <text:p>901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Windows_X86_64 LibreOffice_project/0c292870b25a325b5ed35f6b45599d2ea4458e7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